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citas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citas Pojtinger (Stuttgart Media University)</meta:initial-creator>
    <dc:creator>Felicitas Pojtinger (Stuttgart Media University)</dc:creator>
    <meta:creation-date>2023-07-16T00:08:09Z</meta:creation-date>
    <dc:date>2023-07-16T00:08:09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